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19cm" svg:height="13cm" svg:x="1cm" svg:y="1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6.4cm" svg:x="1cm" svg:y="8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7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7cm" svg:height="2.7cm" svg:x="2.4cm" svg:y="1.3cm"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2.7cm" svg:height="2.7cm" svg:x="8.9cm" svg:y="1.3cm"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7cm" svg:height="2.7cm" svg:x="15.4cm" svg:y="1.3cm">
          <text:p text:style-name="P1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3.2cm" svg:height="1.1cm" svg:x="5.4cm" svg:y="2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1cm" svg:y1="2.65cm" svg:x2="5.4cm" svg:y2="2.65cm" draw:start-shape="id1" draw:start-glue-point="10" draw:end-shape="id2" draw:end-glue-point="3" svg:d="m5100 2650h300" svg:viewBox="0 0 301 1">
          <text:p/>
        </draw:connector>
        <draw:connector draw:style-name="gr6" draw:text-style-name="P1" draw:layer="layout" svg:x1="8.6cm" svg:y1="2.65cm" svg:x2="8.9cm" svg:y2="2.65cm" draw:start-shape="id2" draw:start-glue-point="1" draw:end-shape="id3" draw:end-glue-point="6" svg:d="m8600 2650h300" svg:viewBox="0 0 301 1">
          <text:p/>
        </draw:connector>
        <draw:custom-shape draw:style-name="gr7" draw:text-style-name="P1" xml:id="id4" draw:id="id4" draw:layer="layout" svg:width="3.2cm" svg:height="1.1cm" svg:x="11.9cm" svg:y="2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6cm" svg:y1="2.65cm" svg:x2="11.9cm" svg:y2="2.65cm" draw:start-shape="id3" draw:start-glue-point="10" draw:end-shape="id4" draw:end-glue-point="3" svg:d="m11600 2650h300" svg:viewBox="0 0 301 1">
          <text:p/>
        </draw:connector>
        <draw:connector draw:style-name="gr6" draw:text-style-name="P1" draw:layer="layout" svg:x1="15.1cm" svg:y1="2.65cm" svg:x2="15.4cm" svg:y2="2.65cm" draw:start-shape="id4" draw:start-glue-point="1" draw:end-shape="id5" draw:end-glue-point="6" svg:d="m15100 2650h300" svg:viewBox="0 0 301 1">
          <text:p/>
        </draw:connector>
        <draw:custom-shape draw:style-name="gr8" draw:text-style-name="P1" draw:layer="layout" svg:width="1.7cm" svg:height="1.1cm" svg:x="6.9cm" svg:y="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1.1cm" svg:x="11.9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7cm" svg:height="2.7cm" svg:x="2.4cm" svg:y="5.5cm"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.7cm" svg:height="2.7cm" svg:x="8.9cm" svg:y="5.5cm"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7cm" svg:height="2.7cm" svg:x="15.4cm" svg:y="5.5cm">
          <text:p text:style-name="P1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3.2cm" svg:height="1.1cm" svg:x="5.4cm" svg:y="6.3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1cm" svg:y1="6.85cm" svg:x2="5.4cm" svg:y2="6.85cm" draw:start-shape="id6" draw:start-glue-point="10" draw:end-shape="id7" draw:end-glue-point="3" svg:d="m5100 6850h300" svg:viewBox="0 0 301 1">
          <text:p/>
        </draw:connector>
        <draw:connector draw:style-name="gr6" draw:text-style-name="P1" draw:layer="layout" svg:x1="8.6cm" svg:y1="6.85cm" svg:x2="8.9cm" svg:y2="6.85cm" draw:start-shape="id7" draw:start-glue-point="1" draw:end-shape="id8" draw:end-glue-point="6" svg:d="m8600 6850h300" svg:viewBox="0 0 301 1">
          <text:p/>
        </draw:connector>
        <draw:custom-shape draw:style-name="gr7" draw:text-style-name="P1" xml:id="id9" draw:id="id9" draw:layer="layout" svg:width="3.2cm" svg:height="1.1cm" svg:x="11.9cm" svg:y="6.3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6cm" svg:y1="6.85cm" svg:x2="11.9cm" svg:y2="6.85cm" draw:start-shape="id8" draw:start-glue-point="10" draw:end-shape="id9" draw:end-glue-point="3" svg:d="m11600 6850h300" svg:viewBox="0 0 301 1">
          <text:p/>
        </draw:connector>
        <draw:connector draw:style-name="gr6" draw:text-style-name="P1" draw:layer="layout" svg:x1="15.1cm" svg:y1="6.85cm" svg:x2="15.4cm" svg:y2="6.85cm" draw:start-shape="id9" draw:start-glue-point="1" draw:end-shape="id10" draw:end-glue-point="6" svg:d="m15100 6850h300" svg:viewBox="0 0 301 1">
          <text:p/>
        </draw:connector>
        <draw:custom-shape draw:style-name="gr8" draw:text-style-name="P1" draw:layer="layout" svg:width="2.5cm" svg:height="1.1cm" svg:x="6.1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9cm" svg:height="1.1cm" svg:x="11.9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7cm" svg:height="2.7cm" svg:x="1.3cm" svg:y="9.1cm"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2.7cm" svg:height="2.7cm" svg:x="6.5cm" svg:y="9.1cm"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2" draw:id="id12" draw:layer="layout" svg:width="0.1cm" svg:height="1.1cm" svg:x="5.2cm" svg:y="9.9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1" draw:layer="layout" svg:x1="4cm" svg:y1="10.45cm" svg:x2="5.2cm" svg:y2="10.45cm" draw:start-shape="id11" draw:start-glue-point="10" draw:end-shape="id12" draw:end-glue-point="3" svg:d="m4000 10450h1200" svg:viewBox="0 0 1201 1">
          <text:p/>
        </draw:connector>
        <draw:connector draw:style-name="gr6" draw:text-style-name="P1" draw:layer="layout" svg:x1="5.3cm" svg:y1="10.45cm" svg:x2="6.5cm" svg:y2="10.45cm" draw:start-shape="id12" draw:start-glue-point="1" draw:end-shape="id13" draw:end-glue-point="6" svg:d="m5300 10450h1200" svg:viewBox="0 0 1201 1">
          <text:p/>
        </draw:connector>
        <draw:custom-shape draw:style-name="gr5" draw:text-style-name="P1" xml:id="id14" draw:id="id14" draw:layer="layout" svg:width="1.3cm" svg:height="2.8cm" svg:x="2cm" svg:y="12.1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.65cm" svg:y1="11.8cm" svg:x2="2.65cm" svg:y2="12.1cm" draw:start-shape="id11" draw:start-glue-point="8" draw:end-shape="id14" draw:end-glue-point="0" svg:d="m2650 11800v300" svg:viewBox="0 0 1 301">
          <text:p/>
        </draw:connector>
        <draw:custom-shape draw:style-name="gr2" draw:text-style-name="P1" xml:id="id15" draw:id="id15" draw:layer="layout" svg:width="2.7cm" svg:height="2.7cm" svg:x="11.1cm" svg:y="9.1cm"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2.7cm" svg:height="2.7cm" svg:x="17cm" svg:y="9.1cm"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1.8cm" svg:height="1.1cm" svg:x="14.7cm" svg:y="9.9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6" draw:text-style-name="P1" draw:layer="layout" svg:x1="13.8cm" svg:y1="10.45cm" svg:x2="14.7cm" svg:y2="10.45cm" draw:start-shape="id15" draw:start-glue-point="10" draw:end-shape="id16" draw:end-glue-point="3" svg:d="m13800 10450h900" svg:viewBox="0 0 901 1">
          <text:p/>
        </draw:connector>
        <draw:connector draw:style-name="gr6" draw:text-style-name="P1" draw:layer="layout" svg:x1="16.5cm" svg:y1="10.45cm" svg:x2="17cm" svg:y2="10.45cm" draw:start-shape="id16" draw:start-glue-point="1" draw:end-shape="id17" draw:end-glue-point="6" svg:d="m16500 10450h500" svg:viewBox="0 0 501 1">
          <text:p/>
        </draw:connector>
        <draw:custom-shape draw:style-name="gr5" draw:text-style-name="P1" xml:id="id18" draw:id="id18" draw:layer="layout" svg:width="1.3cm" svg:height="1cm" svg:x="11.8cm" svg:y="12.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2.45cm" svg:y1="11.8cm" svg:x2="12.45cm" svg:y2="12.5cm" draw:start-shape="id15" draw:start-glue-point="8" draw:end-shape="id18" draw:end-glue-point="0" svg:d="m12450 11800v700" svg:viewBox="0 0 1 701">
          <text:p/>
        </draw:connector>
        <draw:custom-shape draw:style-name="gr1" draw:text-style-name="P1" draw:layer="layout" svg:width="1.5cm" svg:height="1.2cm" svg:x="9.5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3cm" svg:height="1.9cm" svg:x="9.3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" draw:layer="layout" svg:x1="3.7cm" svg:y1="4.7cm" svg:x2="16.8cm" svg:y2="4.7cm">
          <text:p/>
        </draw:line>
        <draw:line draw:style-name="gr10" draw:text-style-name="P1" draw:layer="layout" svg:x1="3.8cm" svg:y1="14.3cm" svg:x2="5.2cm" svg:y2="11.6cm">
          <text:p/>
        </draw:line>
        <draw:custom-shape draw:style-name="gr2" draw:text-style-name="P1" xml:id="id19" draw:id="id19" draw:layer="layout" svg:width="2.7cm" svg:height="2.7cm" svg:x="3.6cm" svg:y="20.7cm">
          <text:p text:style-name="P1">Nod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1" draw:id="id21" draw:layer="layout" svg:width="2.7cm" svg:height="2.7cm" svg:x="8.5cm" svg:y="20.7cm">
          <text:p text:style-name="P1">Nod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3" draw:id="id23" draw:layer="layout" svg:width="2.7cm" svg:height="2.7cm" svg:x="13.3cm" svg:y="20.7cm">
          <text:p text:style-name="P1">Node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1.5cm" svg:height="1.1cm" svg:x="6.7cm" svg:y="21.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3cm" svg:y1="22.05cm" svg:x2="6.7cm" svg:y2="22.05cm" draw:start-shape="id19" draw:start-glue-point="10" draw:end-shape="id20" draw:end-glue-point="3" svg:d="m6300 22050h400" svg:viewBox="0 0 401 1">
          <text:p/>
        </draw:connector>
        <draw:connector draw:style-name="gr6" draw:text-style-name="P1" draw:layer="layout" svg:x1="8.2cm" svg:y1="22.05cm" svg:x2="8.5cm" svg:y2="22.05cm" draw:start-shape="id20" draw:start-glue-point="1" draw:end-shape="id21" draw:end-glue-point="6" svg:d="m8200 22050h300" svg:viewBox="0 0 301 1">
          <text:p/>
        </draw:connector>
        <draw:custom-shape draw:style-name="gr7" draw:text-style-name="P1" xml:id="id22" draw:id="id22" draw:layer="layout" svg:width="1.3cm" svg:height="1.1cm" svg:x="11.5cm" svg:y="21.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2cm" svg:y1="22.05cm" svg:x2="11.5cm" svg:y2="22.05cm" draw:start-shape="id21" draw:start-glue-point="10" draw:end-shape="id22" draw:end-glue-point="3" svg:d="m11200 22050h300" svg:viewBox="0 0 301 1">
          <text:p/>
        </draw:connector>
        <draw:connector draw:style-name="gr6" draw:text-style-name="P1" draw:layer="layout" svg:x1="12.8cm" svg:y1="22.05cm" svg:x2="13.3cm" svg:y2="22.05cm" draw:start-shape="id22" draw:start-glue-point="1" draw:end-shape="id23" draw:end-glue-point="6" svg:d="m12800 22050h500" svg:viewBox="0 0 501 1">
          <text:p/>
        </draw:connector>
        <draw:custom-shape draw:style-name="gr11" draw:text-style-name="P1" xml:id="id25" draw:id="id25" draw:layer="layout" svg:width="2.7cm" svg:height="2.7cm" svg:x="8.5cm" svg:y="16cm">
          <text:p text:style-name="P1">Nod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xml:id="id26" draw:id="id26" draw:layer="layout" svg:x1="9.85cm" svg:y1="19cm" svg:x2="9.85cm" svg:y2="19cm" draw:start-shape="id24" draw:start-glue-point="0" draw:end-shape="id24" draw:end-glue-point="0" svg:d="m9850 19000" svg:viewBox="0 0 1 1">
          <text:p/>
        </draw:connector>
        <draw:connector draw:style-name="gr6" draw:text-style-name="P1" draw:layer="layout" draw:line-skew="0cm 1.801cm" svg:x1="9.85cm" svg:y1="18.7cm" svg:x2="9.85cm" svg:y2="19cm" draw:start-shape="id25" draw:start-glue-point="8" draw:end-shape="id26" draw:end-glue-point="0" svg:d="m9850 18700v801h-50v-501h50" svg:viewBox="0 0 51 802">
          <text:p/>
        </draw:connector>
        <draw:connector draw:style-name="gr6" draw:text-style-name="P1" draw:layer="layout" svg:x1="9.85cm" svg:y1="20.4cm" svg:x2="9.85cm" svg:y2="20.7cm" draw:start-shape="id24" draw:start-glue-point="2" draw:end-shape="id21" draw:end-glue-point="4" svg:d="m9850 20400v300" svg:viewBox="0 0 1 301">
          <text:p/>
        </draw:connector>
        <draw:custom-shape draw:style-name="gr12" draw:text-style-name="P1" xml:id="id24" draw:id="id24" draw:layer="layout" svg:width="1.1cm" svg:height="1.4cm" svg:x="9.3cm" svg:y="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7" draw:id="id27" draw:layer="layout" svg:width="2.7cm" svg:height="2.7cm" svg:x="4.9cm" svg:y="17.2cm">
          <text:p text:style-name="P1">Nod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28" draw:id="id28" draw:layer="layout" svg:width="1.1cm" svg:height="1.4cm" draw:transform="rotate (0.785747229247847) translate (7.2cm 20.21cm)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7.205cm" svg:y1="19.505cm" svg:x2="7.589cm" svg:y2="19.821cm" draw:start-shape="id27" draw:start-glue-point="9" draw:end-shape="id28" draw:end-glue-point="0" svg:d="m7205 19505 384 316" svg:viewBox="0 0 385 317">
          <text:p/>
        </draw:connector>
        <draw:connector draw:style-name="gr15" draw:text-style-name="P1" draw:layer="layout" draw:type="line" svg:x1="8.579cm" svg:y1="20.811cm" svg:x2="8.895cm" svg:y2="21.095cm" draw:start-shape="id28" draw:start-glue-point="2" draw:end-shape="id21" draw:end-glue-point="5" svg:d="m8579 20811 316 284" svg:viewBox="0 0 317 285">
          <text:p/>
        </draw:connector>
        <draw:custom-shape draw:style-name="gr16" draw:text-style-name="P1" xml:id="id33" draw:id="id33" draw:layer="layout" svg:width="1.1cm" svg:height="1.4cm" draw:transform="rotate (0.785747229247847) translate (10.732cm 23.7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xml:id="id35" draw:id="id35" draw:layer="layout" svg:width="1.1cm" svg:height="1.4cm" svg:x="9.3cm" svg:y="23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31" draw:id="id31" draw:layer="layout" svg:width="1.1cm" svg:height="1.4cm" draw:transform="rotate (2.35584542434195) translate (11.51cm 21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30" draw:id="id30" draw:layer="layout" svg:width="1.1cm" svg:height="1.4cm" draw:transform="rotate (2.35584542434195) translate (8.01cm 24.6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32" draw:id="id32" draw:layer="layout" svg:width="2.7cm" svg:height="2.7cm" svg:x="12cm" svg:y="17.2cm">
          <text:p text:style-name="P1">Node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4" draw:id="id34" draw:layer="layout" svg:width="2.7cm" svg:height="2.7cm" svg:x="12cm" svg:y="24.2cm">
          <text:p text:style-name="P1">Node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29" draw:id="id29" draw:layer="layout" svg:width="2.7cm" svg:height="2.7cm" svg:x="5cm" svg:y="24.2cm">
          <text:p text:style-name="P1">Node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6" draw:id="id36" draw:layer="layout" svg:width="2.7cm" svg:height="2.7cm" svg:x="8.5cm" svg:y="25.5cm">
          <text:p text:style-name="P1">Node 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7.305cm" svg:y1="24.595cm" svg:x2="7.621cm" svg:y2="24.279cm" draw:start-shape="id29" draw:start-glue-point="11" draw:end-shape="id30" draw:end-glue-point="0" svg:d="m7305 24595 316-316" svg:viewBox="0 0 317 317">
          <text:p/>
        </draw:connector>
        <draw:connector draw:style-name="gr15" draw:text-style-name="P1" draw:layer="layout" draw:type="line" svg:x1="8.612cm" svg:y1="23.289cm" svg:x2="8.895cm" svg:y2="23.005cm" draw:start-shape="id30" draw:start-glue-point="2" draw:end-shape="id21" draw:end-glue-point="7" svg:d="m8612 23289 283-284" svg:viewBox="0 0 284 285">
          <text:p/>
        </draw:connector>
        <draw:connector draw:style-name="gr15" draw:text-style-name="P1" draw:layer="layout" draw:type="line" svg:x1="11.121cm" svg:y1="20.779cm" svg:x2="10.805cm" svg:y2="21.095cm" draw:start-shape="id31" draw:start-glue-point="0" draw:end-shape="id21" draw:end-glue-point="11" svg:d="m11121 20779-316 316" svg:viewBox="0 0 317 317">
          <text:p/>
        </draw:connector>
        <draw:connector draw:style-name="gr15" draw:text-style-name="P1" draw:layer="layout" draw:type="line" svg:x1="12.112cm" svg:y1="19.789cm" svg:x2="12.395cm" svg:y2="19.505cm" draw:start-shape="id31" draw:start-glue-point="2" draw:end-shape="id32" draw:end-glue-point="7" svg:d="m12112 19789 283-284" svg:viewBox="0 0 284 285">
          <text:p/>
        </draw:connector>
        <draw:connector draw:style-name="gr15" draw:text-style-name="P1" draw:layer="layout" draw:type="line" svg:x1="10.805cm" svg:y1="23.005cm" svg:x2="11.121cm" svg:y2="23.321cm" draw:start-shape="id21" draw:start-glue-point="9" draw:end-shape="id33" draw:end-glue-point="0" svg:d="m10805 23005 316 316" svg:viewBox="0 0 317 317">
          <text:p/>
        </draw:connector>
        <draw:connector draw:style-name="gr15" draw:text-style-name="P1" draw:layer="layout" draw:type="line" svg:x1="12.111cm" svg:y1="24.311cm" svg:x2="12.395cm" svg:y2="24.595cm" draw:start-shape="id33" draw:start-glue-point="2" draw:end-shape="id34" draw:end-glue-point="5" svg:d="m12111 24311 284 284" svg:viewBox="0 0 285 285">
          <text:p/>
        </draw:connector>
        <draw:connector draw:style-name="gr6" draw:text-style-name="P1" draw:layer="layout" svg:x1="9.85cm" svg:y1="23.4cm" svg:x2="9.85cm" svg:y2="23.8cm" draw:start-shape="id21" draw:start-glue-point="8" draw:end-shape="id35" draw:end-glue-point="0" svg:d="m9850 23400v400" svg:viewBox="0 0 1 401">
          <text:p/>
        </draw:connector>
        <draw:connector draw:style-name="gr6" draw:text-style-name="P1" draw:layer="layout" svg:x1="9.85cm" svg:y1="25.2cm" svg:x2="9.85cm" svg:y2="25.5cm" draw:start-shape="id35" draw:start-glue-point="2" draw:end-shape="id36" draw:end-glue-point="4" svg:d="m9850 25200v300" svg:viewBox="0 0 1 301">
          <text:p/>
        </draw:connector>
        <draw:frame draw:style-name="gr24" draw:layer="layout" svg:width="0.853cm" svg:height="0.962cm" svg:x="18.9cm" svg:y="7.3cm">
          <draw:text-box>
            <text:p>1</text:p>
          </draw:text-box>
        </draw:frame>
        <draw:frame draw:style-name="gr24" draw:layer="layout" svg:width="0.853cm" svg:height="0.962cm" svg:x="19cm" svg:y="14.138cm">
          <draw:text-box>
            <text:p>2</text:p>
          </draw:text-box>
        </draw:frame>
        <draw:frame draw:style-name="gr24" draw:layer="layout" svg:width="0.853cm" svg:height="0.962cm" svg:x="19cm" svg:y="27.6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nl" fo:country="NL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6T20:49:13</meta:creation-date>
    <dc:date>2013-02-26T21:12:14</dc:date>
    <meta:editing-duration>PT7M39S</meta:editing-duration>
    <meta:editing-cycles>1</meta:editing-cycles>
    <meta:document-statistic meta:object-count="80"/>
    <meta:generator>LibreOffice/3.5$Linux_X86_64 LibreOffice_project/350m1$Build-2</meta:generator>
  </office:meta>
</office:document-meta>
</file>